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[Mount Saint Marys’ Dublin Road,Dublin 14<text:s/>,D14P9P3]<text:line-break/>[nzimandepatriciasn@gmail.com]<text:line-break/>[+353899614580]<text:line-break/>[13/02/2025]</text:p>
      <text:p text:style-name="Normal"><text:span text:style-name="T2">To Whom It May Concern,</text:span></text:p>
      <text:p text:style-name="Normal">I,<text:s/><text:span text:style-name="T3">Patricia Sonto Nobuhle Nzimande</text:span>, hereby confirm that the following information is accurate and legitimate.</text:p>
      <text:p text:style-name="Normal">I affirm that<text:s/><text:span text:style-name="T4">Lindiwe Joyce Nzimande</text:span><text:s/>is my mother, and I take full responsibility for her financial support. I provide her with a monthly allowance of<text:s/><text:span text:style-name="T5">R4,500</text:span><text:s/>to cover her essential needs and well-being.</text:p>
      <text:p text:style-name="Normal">Should you require any further information or verification, please do not hesitate to contact me.</text:p>
      <text:p text:style-name="Normal">Sincerely,</text:p>
      <text:p text:style-name="Normal"><text:span text:style-name="T6">Patricia Sonto Nobuhle Nzimande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uhle Nzimande</meta:initial-creator>
    <dc:creator>Buhle Nzimande</dc:creator>
    <meta:creation-date>2025-02-12T19:52:00Z</meta:creation-date>
    <dc:date>2025-02-12T20:19:00Z</dc:date>
    <meta:template xlink:href="Normal.dotm" xlink:type="simple"/>
    <meta:editing-cycles>1</meta:editing-cycles>
    <meta:editing-duration>PT360S</meta:editing-duration>
    <meta:document-statistic meta:page-count="1" meta:paragraph-count="1" meta:word-count="88" meta:character-count="590" meta:row-count="4" meta:non-whitespace-character-count="503"/>
  </office:meta>
</office:document-meta>
</file>